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0d982" officeooo:paragraph-rsid="0020d982"/>
    </style:style>
    <style:style style:name="P2" style:family="paragraph" style:parent-style-name="Footer">
      <style:text-properties officeooo:rsid="001ffb79" officeooo:paragraph-rsid="001ffb79"/>
    </style:style>
    <style:style style:name="P3" style:family="paragraph" style:parent-style-name="Standard">
      <style:paragraph-properties fo:text-align="justify" style:justify-single-word="false"/>
      <style:text-properties fo:font-size="12pt" officeooo:rsid="0018504b" officeooo:paragraph-rsid="0018504b" style:font-size-asian="10.5pt" style:font-size-complex="12pt"/>
    </style:style>
    <style:style style:name="P4" style:family="paragraph" style:parent-style-name="Text_20_body">
      <style:paragraph-properties fo:line-height="115%" fo:text-align="justify" style:justify-single-word="false"/>
    </style:style>
    <style:style style:name="P5" style:family="paragraph" style:parent-style-name="Text_20_body">
      <style:paragraph-properties fo:line-height="115%" fo:text-align="justify" style:justify-single-word="false"/>
      <style:text-properties officeooo:rsid="0018504b" officeooo:paragraph-rsid="0018504b"/>
    </style:style>
    <style:style style:name="P6" style:family="paragraph" style:parent-style-name="Text_20_body">
      <style:paragraph-properties fo:line-height="115%" fo:text-align="justify" style:justify-single-word="false"/>
      <style:text-properties officeooo:rsid="0027198c" officeooo:paragraph-rsid="0027198c"/>
    </style:style>
    <style:style style:name="P7" style:family="paragraph" style:parent-style-name="Text_20_body">
      <style:paragraph-properties fo:line-height="115%" fo:text-align="justify" style:justify-single-word="false"/>
      <style:text-properties officeooo:rsid="002b0ed1" officeooo:paragraph-rsid="002b0ed1"/>
    </style:style>
    <style:style style:name="P8" style:family="paragraph" style:parent-style-name="Text_20_body">
      <style:paragraph-properties fo:line-height="115%" fo:text-align="justify" style:justify-single-word="false"/>
      <style:text-properties officeooo:rsid="00340ced" officeooo:paragraph-rsid="00340ced"/>
    </style:style>
    <style:style style:name="P9" style:family="paragraph" style:parent-style-name="Text_20_body">
      <style:paragraph-properties fo:margin-top="0cm" fo:margin-bottom="0cm" loext:contextual-spacing="false" fo:line-height="115%" fo:text-align="justify" style:justify-single-word="false"/>
      <style:text-properties style:font-name="FreeMono" officeooo:rsid="00340ced" officeooo:paragraph-rsid="00340ced"/>
    </style:style>
    <style:style style:name="P10" style:family="paragraph" style:parent-style-name="Text_20_body">
      <style:paragraph-properties fo:margin-top="0cm" fo:margin-bottom="0cm" loext:contextual-spacing="false" fo:line-height="115%" fo:text-align="justify" style:justify-single-word="false"/>
      <style:text-properties style:font-name="Liberation Serif" officeooo:rsid="00340ced" officeooo:paragraph-rsid="00340ced"/>
    </style:style>
    <style:style style:name="P11" style:family="paragraph" style:parent-style-name="Text_20_body">
      <style:paragraph-properties fo:margin-top="0cm" fo:margin-bottom="0cm" loext:contextual-spacing="false" fo:line-height="115%" fo:text-align="justify" style:justify-single-word="false"/>
      <style:text-properties officeooo:rsid="003491df" officeooo:paragraph-rsid="003491df"/>
    </style:style>
    <style:style style:name="P12" style:family="paragraph" style:parent-style-name="Heading_20_1">
      <style:paragraph-properties fo:line-height="115%" fo:text-align="justify" style:justify-single-word="false"/>
    </style:style>
    <style:style style:name="T1" style:family="text">
      <style:text-properties officeooo:rsid="0020d982"/>
    </style:style>
    <style:style style:name="T2" style:family="text">
      <style:text-properties officeooo:rsid="0018504b"/>
    </style:style>
    <style:style style:name="T3" style:family="text">
      <style:text-properties officeooo:rsid="002135f1"/>
    </style:style>
    <style:style style:name="T4" style:family="text">
      <style:text-properties officeooo:rsid="002c74a7"/>
    </style:style>
    <style:style style:name="T5" style:family="text">
      <style:text-properties officeooo:rsid="002d9fa4"/>
    </style:style>
    <style:style style:name="T6" style:family="text">
      <style:text-properties officeooo:rsid="002dccba"/>
    </style:style>
    <style:style style:name="T7" style:family="text">
      <style:text-properties officeooo:rsid="002eb3e6"/>
    </style:style>
    <style:style style:name="T8" style:family="text">
      <style:text-properties officeooo:rsid="003491df"/>
    </style:style>
    <style:style style:name="T9" style:family="text">
      <style:text-properties style:font-name="FreeMono"/>
    </style:style>
    <style:style style:name="T10" style:family="text">
      <style:text-properties style:font-name="Liberation Serif"/>
    </style:style>
    <style:style style:name="T11" style:family="text">
      <style:text-properties style:font-name="Liberation Serif" officeooo:rsid="0035ee44"/>
    </style:style>
    <style:style style:name="T12" style:family="text">
      <style:text-properties style:font-name="Liberation Serif" officeooo:rsid="0038c299"/>
    </style:style>
    <style:style style:name="T13" style:family="text">
      <style:text-properties style:font-name="Liberation Serif" officeooo:rsid="003a330f"/>
    </style:style>
    <style:style style:name="T14" style:family="text">
      <style:text-properties style:font-name="Liberation Serif" officeooo:rsid="003b7195"/>
    </style:style>
    <style:style style:name="T15" style:family="text">
      <style:text-properties style:font-name="Liberation Serif" officeooo:rsid="003c64f0"/>
    </style:style>
    <style:style style:name="T16" style:family="text">
      <style:text-properties officeooo:rsid="003609db"/>
    </style:style>
    <style:style style:name="T17" style:family="text">
      <style:text-properties officeooo:rsid="0036cf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A<text:span text:style-name="T2">s</text:span>signment <text:span text:style-name="T1">2 – Written Answers</text:span></text:h>
      <text:p text:style-name="P4"/>
      <text:p text:style-name="P5">1. <text:span text:style-name="T3">Consider two threads trying to insert a node into the list at the head. If the two threads succeed in adding an element that points to the head, we essentially have created a branch in the list where two threads have a pointer to two different heads. A linked list is not a branching data structure, so this should not be allowed. Insertion into the front of list should be guarded by a mutex. As well, if we are inserting a node, we do not want the head to dissapear if another thread deletes it. If that happens, the new inserted node will point to NULL since the head was deleted. So, when we insert, we should guard deletion of the head.</text:span></text:p>
      <text:p text:style-name="P6">Now consider two threads trying to delete the same node. If one succeeds before the other, one will try to delete a NULL node, and we could end up with dangling pointers <text:span text:style-name="T4">or a NULL pointer exception</text:span>. When a node is being deleted, we should block access to that node <text:span text:style-name="T5">as well as the one in front and behind it to guard against someone deleting the ‘next’ node and the ‘prev’ node.</text:span></text:p>
      <text:p text:style-name="P7">The operations for a completely concurrent-<text:span text:style-name="T6">s</text:span>afe linked list end up being confusing and complicated. We will need separate guard variables for each node, as well as guard variables that guard insertion and deletion. There <text:span text:style-name="T7">are better data structures for concurrent use.</text:span></text:p>
      <text:p text:style-name="P8">2. <text:span text:style-name="T17">After</text:span> running question 2, the file q2output.txt contains <text:span text:style-name="T16">t</text:span>he following:</text:p>
      <text:p text:style-name="P9">Process Stats</text:p>
      <text:p text:style-name="P9"><text:s text:c="2"/>PID NLWP</text:p>
      <text:p text:style-name="P9"><text:s/><text:span text:style-name="T8">xxxx</text:span> <text:s text:c="3"/>1</text:p>
      <text:p text:style-name="P10"/>
      <text:p text:style-name="P11"><text:span text:style-name="T10">Where xxxx is the process ID of the question2 process. This is the output of a </text:span><text:span text:style-name="T9">ps</text:span><text:span text:style-name="T10"> system command that shows the process ID as well as the Number of Light-Weight Processes. From the </text:span><text:span text:style-name="T9">ps</text:span><text:span text:style-name="T10"> man page, the NLWP column describes the number of kernel level threads </text:span><text:span text:style-name="T13">owned by the process</text:span><text:span text:style-name="T10">. In the code, </text:span><text:span text:style-name="T14">two threads</text:span><text:span text:style-name="T10"> </text:span><text:span text:style-name="T14">are created.</text:span><text:span text:style-name="T10"> If these were </text:span><text:span text:style-name="T14">in fact</text:span><text:span text:style-name="T10"> kernel level threads, NLWP would </text:span><text:span text:style-name="T11">be greater than one. </text:span><text:span text:style-name="T15">T</text:span><text:span text:style-name="T11">he OS only sees the question2 process and does not know that there are threads running within it, </text:span><text:span text:style-name="T15">therefore</text:span><text:span text:style-name="T11"> </text:span><text:span text:style-name="T15">the created threads are user level, not kernel level.</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d982" officeooo:paragraph-rsid="0020d982"/>
    </style:style>
    <style:style style:name="MP2" style:family="paragraph" style:parent-style-name="Footer">
      <style:text-properties officeooo:rsid="001ffb79" officeooo:paragraph-rsid="001ffb79"/>
    </style:style>
    <style:style style:name="MT1" style:family="text">
      <style:text-properties officeooo:rsid="0020d982"/>
    </style:style>
    <style:page-layout style:name="Mpm1">
      <style:page-layout-properties fo:page-width="21.59cm" fo:page-height="27.94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MP3430 Winter 2018<text:tab/><text:tab/>Daniel Lovegrove - 7763168</text:p>
      </style:header>
      <style:footer>
        <text:p text:style-name="MP2">Version: <text:span text:style-name="MT1">February 16</text:span>,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2-16T21:58:40.371086319</dc:date>
    <meta:editing-duration>PT2H10M29S</meta:editing-duration>
    <meta:editing-cycles>31</meta:editing-cycles>
    <meta:generator>LibreOffice/5.1.6.2$Linux_X86_64 LibreOffice_project/10m0$Build-2</meta:generator>
    <meta:document-statistic meta:table-count="0" meta:image-count="0" meta:object-count="0" meta:page-count="1" meta:paragraph-count="11" meta:word-count="368" meta:character-count="2052" meta:non-whitespace-character-count="1687"/>
  </office:meta>
</office:document-meta>
</file>